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shadow="none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205cm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6.8cm"/>
    </style:style>
    <style:style style:name="Tableau12.B" style:family="table-column">
      <style:table-column-properties style:column-width="0.291cm"/>
    </style:style>
    <style:style style:name="Tableau12.C" style:family="table-column">
      <style:table-column-properties style:column-width="7.041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f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db0ff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93e072"/>
    </style:style>
    <style:style style:name="P11" style:family="paragraph" style:parent-style-name="Standard">
      <style:paragraph-properties fo:text-align="center" style:justify-single-word="false"/>
      <style:text-properties officeooo:paragraph-rsid="0094a015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officeooo:paragraph-rsid="0033db1b"/>
    </style:style>
    <style:style style:name="P19" style:family="paragraph" style:parent-style-name="Standard">
      <style:text-properties officeooo:paragraph-rsid="003bbc55"/>
    </style:style>
    <style:style style:name="P20" style:family="paragraph" style:parent-style-name="Standard">
      <style:text-properties style:font-name="DejaVu Sans1" officeooo:paragraph-rsid="003d5085"/>
    </style:style>
    <style:style style:name="P21" style:family="paragraph" style:parent-style-name="Standard">
      <style:text-properties officeooo:paragraph-rsid="003d85e7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a1c886" style:font-weight-asian="normal" style:font-weight-complex="normal"/>
    </style:style>
    <style:style style:name="P25" style:family="paragraph" style:parent-style-name="Standard">
      <style:text-properties fo:font-weight="normal" officeooo:paragraph-rsid="0044d98e" style:font-weight-asian="normal" style:font-weight-complex="normal"/>
    </style:style>
    <style:style style:name="P26" style:family="paragraph" style:parent-style-name="Standard">
      <style:text-properties officeooo:paragraph-rsid="003e5be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a1c886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text-properties fo:color="#999999" fo:font-size="8pt" officeooo:paragraph-rsid="006a0a77" style:font-size-asian="8pt" style:font-size-complex="8pt"/>
    </style:style>
    <style:style style:name="P33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5" style:family="paragraph" style:parent-style-name="Standard">
      <style:text-properties officeooo:paragraph-rsid="00a1c886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8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9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0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48" style:family="paragraph" style:parent-style-name="Standard">
      <style:paragraph-properties fo:break-before="column"/>
    </style:style>
    <style:style style:name="P49" style:family="paragraph" style:parent-style-name="Standard">
      <style:paragraph-properties fo:break-before="column"/>
      <style:text-properties officeooo:paragraph-rsid="003e5be9"/>
    </style:style>
    <style:style style:name="P50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1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6aae8d"/>
    </style:style>
    <style:style style:name="P52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50861632" text:id="ct50861632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50898592" text:id="ct5089859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1106992" text:id="ct51106992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51164768" text:id="ct5116476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1169088" text:id="ct5116908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1162144" text:id="ct51162144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50894848" text:id="ct5089484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1189392" text:id="ct511893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1260240" text:id="ct512602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1326288" text:id="ct5132628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1167152" text:id="ct5116715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1278064" text:id="ct51278064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51503712" text:id="ct515037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1512688" text:id="ct51512688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51509472" text:id="ct51509472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51510240" text:id="ct51510240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51512496" text:id="ct5151249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1316704" text:id="ct5131670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1329728" text:id="ct5132972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1315872" text:id="ct5131587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1551296" text:id="ct5155129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1304608" text:id="ct513046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1509856" text:id="ct5150985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1317136" text:id="ct5131713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9117504" text:id="ct49117504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9093440" text:id="ct490934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9165840" text:id="ct4916584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9166992" text:id="ct4916699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9157888" text:id="ct4915788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8"><text:change-start text:change-id="ct50861632"/><text:span text:style-name="T21">_('Powered by </text:span><text:a xlink:type="simple" xlink:href="http://geotrek.fr/"><text:span text:style-name="T21">http://geotrek.fr</text:span></text:a><text:span text:style-name="T21">')</text:span><text:change-end text:change-id="ct50861632"/></text:p>
              </table:table-cell>
            </table:table-row>
          </table:table>
          <text:p text:style-name="P32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6"><office:annotation><dc:creator>mle </dc:creator><dc:date>2013-06-11T16:33:52</dc:date><text:p text:style-name="P53"><text:span text:style-name="T22">do table if object.is_park_centered</text:span></text:p></office:annotation></text:span><text:change-start text:change-id="ct50898592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50898592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3"><text:span text:style-name="T23">do row if object.access</text:span></text:p></office:annotation><text:change-start text:change-id="ct51106992"/>_('Access')<text:change-end text:change-id="ct51106992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1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3"><text:span text:style-name="T23">do row if object.advised_parking</text:span></text:p></office:annotation></text:span><text:span text:style-name="T1"> </text:span><text:change-start text:change-id="ct51164768"/><text:span text:style-name="T1">_('Advised parking')</text:span><text:change-end text:change-id="ct51164768"/></text:p>
            <text:p text:style-name="P22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1"><office:annotation><dc:creator>mle </dc:creator><dc:date>2014-05-27T14:39:39</dc:date><text:p text:style-name="P53"><text:span text:style-name="T23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51169088"/><text:span text:style-name="T1">_('Transport')</text:span><text:change-end text:change-id="ct51169088"/></text:p>
            <text:p text:style-name="P20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50"><text:span text:style-name="T8"><text:line-break/></text:span><text:span text:style-name="T8"><office:annotation><dc:creator>Auteur inconnu</dc:creator><dc:date>2014-12-16T14:07:35</dc:date><text:list text:style-name=""><text:list-item><text:p text:style-name="P53"><text:span text:style-name="T24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51162144"/><text:span text:style-name="T2">_</text:span><text:span text:style-name="T3">('Information desks')</text:span><text:change-end text:change-id="ct51162144"/></text:p>
      <text:p text:style-name="P50"><text:change-start text:change-id="ct50894848"/><text:span text:style-name="T8">_('To check the practicability of the hiking paths and to know more about the National park, please visit us or call us at')</text:span><text:change-end text:change-id="ct50894848"/> <office:annotation><dc:creator>mle </dc:creator><dc:date>2014-06-18T11:04:34</dc:date><text:p text:style-name="P53"><text:span text:style-name="T23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3"><text:span text:style-name="T23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0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9">pho<office:annotation><dc:creator>mle </dc:creator><dc:date>2014-06-18T11:21:23</dc:date><text:p text:style-name="P53"><text:span text:style-name="T23">do text</text:span></text:p><text:p text:style-name="P53"><text:span text:style-name="T23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8"><text:span text:style-name="T9">T</text:span><text:span text:style-name="T9"><office:annotation><dc:creator>mle </dc:creator><dc:date>2014-06-18T11:15:38</dc:date><text:p text:style-name="P53"><text:span text:style-name="T23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8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3"><text:span text:style-name="T23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7"><office:annotation><dc:creator>mle </dc:creator><dc:date>2014-06-18T11:15:56</dc:date><text:p text:style-name="P53"><text:span text:style-name="T23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7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1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3"><text:span text:style-name="T23">do row if desk.geom</text:span></text:p></office:annotation></text:p>
          </table:table-cell>
          <table:table-cell table:style-name="Tableau13.A6" office:value-type="string">
            <text:p text:style-name="P41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3"><text:span text:style-name="T24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9"><text:conditional-text text:condition="ooow:true" text:string-value-if-true="other.name" text:string-value-if-false="">other.name</text:conditional-text><office:annotation><dc:creator>mle </dc:creator><dc:date>2013-06-07T16:02:29</dc:date><text:p text:style-name="P53"><text:span text:style-name="T23">do text for other in object.related.all()</text:span></text:p></office:annotation></text:p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4"><text:line-break/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7"><text:line-break/><text:change-start text:change-id="ct51189392"/><text:span text:style-name="T13">_('Duration')</text:span><text:change-end text:change-id="ct51189392"/></text:p>
            <text:p text:style-name="P7"><text:conditional-text text:condition="ooow:true" text:string-value-if-true="object.duration_pretty" text:string-value-if-false="">object.duration_pretty</text:conditional-text></text:p>
            <text:p text:style-name="P7"><text:line-break/><text:change-start text:change-id="ct51260240"/><text:span text:style-name="T13">_('Length')</text:span><text:change-end text:change-id="ct51260240"/></text:p>
            <text:p text:style-name="P7"><text:conditional-text text:condition="ooow:true" text:string-value-if-true="object.length_kilometer" text:string-value-if-false="">object.length_kilometer</text:conditional-text> km</text:p>
            <text:p text:style-name="P7"><text:line-break/><text:change-start text:change-id="ct51326288"/><text:span text:style-name="T13">_('Trek ascent')</text:span><text:change-end text:change-id="ct51326288"/></text:p>
            <text:p text:style-name="P7"><text:conditional-text text:condition="ooow:true" text:string-value-if-true="object.ascent" text:string-value-if-false="">object.ascent</text:conditional-text> m</text:p>
            <text:p text:style-name="P7"><text:span text:style-name="T12"><text:line-break/></text:span><text:change-start text:change-id="ct51167152"/><text:span text:style-name="T13">_('Difficulty')</text:span><text:change-end text:change-id="ct51167152"/><text:span text:style-name="T1"><office:annotation><dc:creator>mle </dc:creator><dc:date>2014-08-13T15:10:05</dc:date><text:p text:style-name="P53"><text:span text:style-name="T23">do text if object.difficulty</text:span></text:p></office:annotation></text:span></text:p>
            <text:p text:style-name="P7"><text:conditional-text text:condition="ooow:true" text:string-value-if-true="object.difficulty" text:string-value-if-false="">object.difficulty</text:conditional-text></text:p>
            <text:p text:style-name="P9"><text:line-break/><office:annotation><dc:creator>Auteur inconnu</dc:creator><dc:date>2015-04-07T16:20:26</dc:date><text:list text:continue-numbering="true" text:style-name=""><text:list-item><text:p text:style-name="P53"><text:span text:style-name="T24">do text if object.route</text:span></text:p></text:list-item></text:list></office:annotation><text:change-start text:change-id="ct51278064"/><text:span text:style-name="T13">_('Type')</text:span><text:change-end text:change-id="ct51278064"/></text:p>
            <text:p text:style-name="P9"><text:conditional-text text:condition="ooow:true" text:string-value-if-true="object.route" text:string-value-if-false="">object.route</text:conditional-text></text:p>
            <text:p text:style-name="P10"><text:line-break/><office:annotation><dc:creator>Auteur inconnu</dc:creator><dc:date>2015-04-07T16:20:49</dc:date><text:list text:continue-numbering="true" text:style-name=""><text:list-item><text:p text:style-name="P53"><text:span text:style-name="T24">do text if object.practice</text:span></text:p></text:list-item></text:list></office:annotation><text:span text:style-name="T13"><text:conditional-text text:condition="ooow:true" text:string-value-if-true="_('Practice')" text:string-value-if-false="">_('Practice')</text:conditional-text></text:span></text:p>
            <text:p text:style-name="P10"><text:conditional-text text:condition="ooow:true" text:string-value-if-true="object.practice" text:string-value-if-false="">object.practice</text:conditional-text></text:p>
            <text:p text:style-name="P10"><text:line-break/><office:annotation><dc:creator>Auteur inconnu</dc:creator><dc:date>2015-04-03T11:18:27</dc:date><text:list text:continue-numbering="true" text:style-name=""><text:list-item><text:p text:style-name="P53"><text:span text:style-name="T24">do text if object.accessibilities.all()</text:span></text:p></text:list-item></text:list></office:annotation><text:span text:style-name="T13"><text:conditional-text text:condition="ooow:true" text:string-value-if-true="_('Accessibility')" text:string-value-if-false="">_('Accessibility')</text:conditional-text></text:span></text:p>
            <text:p text:style-name="P11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53"><text:span text:style-name="T23">do text for accessibility in object.accessibilities.all()</text:span></text:p></office:annotation></text:p>
            <text:p text:style-name="P7"><text:line-break/><text:change-start text:change-id="ct51503712"/><text:span text:style-name="T13">_('Themes')</text:span><text:change-end text:change-id="ct51503712"/><text:span text:style-name="T12"><office:annotation><dc:creator>mle </dc:creator><dc:date>2014-08-13T15:09:32</dc:date><text:p text:style-name="P53"><text:span text:style-name="T23">do text if object.themes.all().count() &gt; 0</text:span></text:p></office:annotation></text:span></text:p>
            <text:p text:style-name="P7"><text:conditional-text text:condition="ooow:true" text:string-value-if-true="theme.label" text:string-value-if-false="">theme.label</text:conditional-text><office:annotation><dc:creator>mle </dc:creator><dc:date>2013-06-06T17:26:52</dc:date><text:p text:style-name="P53"><text:span text:style-name="T23">do text for theme in object.themes.all()</text:span></text:p></office:annotation></text:p>
            <text:p text:style-name="P7"/>
          </table:table-cell>
          <table:table-cell table:style-name="Tableau14.B1" office:value-type="string">
            <text:p text:style-name="P34">im<office:annotation><dc:creator>mle </dc:creator><dc:date>2013-06-06T17:13:19</dc:date><text:p text:style-name="P53"><text:span text:style-name="T23">do text</text:span></text:p><text:p text:style-name="P53"><text:span text:style-name="T23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3"><text:span text:style-name="T20"><office:annotation><dc:creator>Auteur inconnu</dc:creator><dc:date>2015-04-07T16:18:00</dc:date><text:list text:continue-numbering="true" text:style-name=""><text:list-item><text:p text:style-name="P53"><text:span text:style-name="T24">do text if </text:span><text:span text:style-name="T25">object.picture_print</text:span></text:p></text:list-item></text:list></office:annotation></text:span><text:change-start text:change-id="ct51512688"/><text:span text:style-name="T20">_('Attribution')</text:span><text:change-end text:change-id="ct51512688"/><text:span text:style-name="T20">:</text:span><text:change-start text:change-id="ct51509472"/><text:span text:style-name="T20"> object.pictures[0].legend</text:span><text:change-end text:change-id="ct51509472"/><text:span text:style-name="T20"> (</text:span><text:change-start text:change-id="ct51510240"/><text:span text:style-name="T20">object.pictures[0].author</text:span><text:change-end text:change-id="ct51510240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2"><text:conditional-text text:condition="ooow:true" text:string-value-if-true="object.description_teaser" text:string-value-if-false="">object.description_teaser</text:conditional-text></text:p>
            <text:p text:style-name="P51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7"><office:annotation><dc:creator>mle </dc:creator><dc:date>2014-05-27T14:59:25</dc:date><text:p text:style-name="P53"><text:span text:style-name="T23">do text if object.description</text:span></text:p></office:annotation><text:change-start text:change-id="ct51512496"/>_('Trek')<text:change-end text:change-id="ct51512496"/></text:p>
      <text:p text:style-name="P14"><text:conditional-text text:condition="ooow:true" text:string-value-if-true="object.description" text:string-value-if-false="">object.description</text:conditional-text></text:p>
      <text:p text:style-name="P2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35"><text:span text:style-name="T1"><office:annotation><dc:creator>mle </dc:creator><dc:date>2014-05-27T15:49:10</dc:date><text:p text:style-name="P53"><text:span text:style-name="T23">do row if object.advice and object.disabled_infrastructure</text:span></text:p></office:annotation></text:span><text:span text:style-name="T17">⚠ </text:span><text:span text:style-name="T18"><text:conditional-text text:condition="ooow:true" text:string-value-if-true="_('Advice')" text:string-value-if-false="">_('Advice')</text:conditional-text></text:span></text:p>
            <text:p text:style-name="P24"><text:conditional-text text:condition="ooow:true" text:string-value-if-true="object.advice" text:string-value-if-false="">object.advice</text:conditional-text></text:p>
          </table:table-cell>
          <table:table-cell table:style-name="Tableau12.A1" office:value-type="string">
            <text:p text:style-name="P30"/>
          </table:table-cell>
          <table:table-cell table:style-name="Tableau12.A1" office:value-type="string">
            <text:p text:style-name="P35"><text:span text:style-name="T4">♿ </text:span><text:span text:style-name="T4"><text:conditional-text text:condition="ooow:true" text:string-value-if-true="_('Disabled infrastructure')" text:string-value-if-false="">_('Disabled infrastructure')</text:conditional-text></text:span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  <table:table-row>
          <table:table-cell table:style-name="Tableau12.A1" table:number-columns-spanned="3" office:value-type="string">
            <text:p text:style-name="P30"><text:span text:style-name="T1"><office:annotation><dc:creator>mle </dc:creator><dc:date>2014-05-27T15:49:10</dc:date><text:p text:style-name="P53"><text:span text:style-name="T23">do row if object.advice and not object.disabled_infrastructure</text:span></text:p></office:annotation></text:span><text:span text:style-name="T17">⚠ </text:span><text:change-start text:change-id="ct51316704"/><text:span text:style-name="T18">_('Advice')</text:span><text:change-end text:change-id="ct51316704"/></text:p>
            <text:p text:style-name="P23"><text:conditional-text text:condition="ooow:true" text:string-value-if-true="object.advice" text:string-value-if-false="">object.advice</text:conditional-text></text:p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29"><text:span text:style-name="T4"><office:annotation><dc:creator>mle </dc:creator><dc:date>2014-05-27T15:48:29</dc:date><text:p text:style-name="P53"><text:span text:style-name="T23">do row if not object.advice and object.disabled_infrastructure</text:span></text:p></office:annotation></text:span><text:span text:style-name="T4">♿ </text:span><text:change-start text:change-id="ct51329728"/><text:span text:style-name="T4">_('Disabled infrastructures')</text:span><text:change-end text:change-id="ct51329728"/></text:p>
            <text:p text:style-name="P27"><text:conditional-text text:condition="ooow:true" text:string-value-if-true="object.disabled_infrastructure" text:string-value-if-false="">object.disabled_infrastructure</text:conditional-text></text:p>
          </table:table-cell>
          <table:covered-table-cell/>
          <table:covered-table-cell/>
        </table:table-row>
      </table:table>
      <text:p text:style-name="P2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51315872"/>_('Altimetric profile')<text:change-end text:change-id="ct51315872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5">cha<office:annotation><dc:creator>mle </dc:creator><dc:date>2013-08-14T16:39:50</dc:date><text:p text:style-name="P53"><text:span text:style-name="T23">do text</text:span></text:p><text:p text:style-name="P53"><text:span text:style-name="T23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51551296"/><text:span text:style-name="T1">_('Min elevation')</text:span><text:change-end text:change-id="ct5155129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1304608"/><text:span text:style-name="T1">_('Max elevation')</text:span><text:change-end text:change-id="ct5130460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9">i<office:annotation><dc:creator>mle </dc:creator><dc:date>2013-06-07T15:45:12</dc:date><text:p text:style-name="P53"><text:span text:style-name="T23">do text</text:span></text:p><text:p text:style-name="P53"><text:span text:style-name="T23">from document(at=object.get_map_image_path(),anchor='as-char',size=mapimage_ratio)</text:span></text:p></office:annotation>mage</text:p>
      <text:p text:style-name="P4"/>
      <text:p text:style-name="P4"><text:change-start text:change-id="ct51509856"/><office:annotation><dc:creator>mle </dc:creator><dc:date>2014-05-27T14:59:56</dc:date><text:p text:style-name="P53"><text:span text:style-name="T23">do text if len(pois) &gt; 0</text:span></text:p></office:annotation><text:change-end text:change-id="ct51509856"/><text:change-start text:change-id="ct51317136"/>_('On the way...')<text:change-end text:change-id="ct5131713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3"><text:span text:style-name="T23">do table for poi in pois</text:span></text:p></office:annotation> pi<office:annotation><dc:creator>mle </dc:creator><dc:date>2013-06-06T17:38:25</dc:date><text:p text:style-name="P53"><text:span text:style-name="T23">do text</text:span></text:p><text:p text:style-name="P53"><text:span text:style-name="T23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8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48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5"><text:span text:style-name="T19"><text:line-break/></text:span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<office:annotation><dc:creator>mle </dc:creator><dc:date>2013-06-07T17:33:47</dc:date><text:p text:style-name="P53"><text:span text:style-name="T23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3"><text:span text:style-name="T23">do text</text:span></text:p><text:p text:style-name="P53"><text:span text:style-name="T23">from document(at=MEDIA_ROOT+poi.type.pictogram.name,format='png',anchor='as-char', size=(0.5, 0.5))</text:span></text:p></office:annotation>ic</text:p>
                </table:table-cell>
                <table:table-cell table:style-name="Tableau10.B1" office:value-type="string">
                  <text:p text:style-name="P5"><text:change-start text:change-id="ct49117504"/><text:span text:style-name="T16">poi.name</text:span><text:change-end text:change-id="ct49117504"/><text:span text:style-name="T16"> </text:span><text:span text:style-name="T15">'</text:span><text:change-start text:change-id="ct49093440"/><text:span text:style-name="T11">enumeration[poi.pk]</text:span><text:change-end text:change-id="ct49093440"/><text:span text:style-name="T15">'</text:span></text:p>
                </table:table-cell>
              </table:table-row>
            </table:table>
            <text:p text:style-name="P15"><draw:frame draw:style-name="fr3" draw:name="Cadre3" text:anchor-type="char" svg:x="0cm" svg:y="0cm" draw:z-index="2"><draw:text-box fo:min-height="0.051cm" fo:min-width="0.051cm"><text:p text:style-name="P17">a<office:annotation><dc:creator>mle </dc:creator><dc:date>2013-06-07T17:30:55</dc:date><text:p text:style-name="P53"><text:span text:style-name="T23">do text if poi.thumbnail</text:span></text:p><text:p text:style-name="P53"><text:span text:style-name="T23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49165840"/><office:annotation><dc:creator>mle </dc:creator><dc:date>2013-10-17T12:01:46</dc:date><text:p text:style-name="P53"><text:span text:style-name="T23">do text if poi.thumbnail</text:span></text:p></office:annotation><text:change-end text:change-id="ct49165840"/>(<text:change-start text:change-id="ct49166992"/>_('Attribution')<text:change-end text:change-id="ct49166992"/> : <text:change-start text:change-id="ct49157888"/>poi.pictures[0].author<text:change-end text:change-id="ct49157888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0226016" text:id="ct5022601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50253056" text:id="ct5025305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50226016"/>_('Page')<text:change-end text:change-id="ct50226016"/> <text:page-number text:select-page="current">3</text:page-number>/<text:page-count>3</text:page-count> - <text:change-start text:change-id="ct50253056"/>_('Edition of')<text:change-end text:change-id="ct50253056"/> <text:date style:data-style-name="N76" text:date-value="2015-04-07T16:23:12.384114093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6:23:12.356909685</dc:date>
    <meta:editing-duration>P1DT13H20M55S</meta:editing-duration>
    <meta:editing-cycles>268</meta:editing-cycles>
    <meta:generator>LibreOffice/4.2.7.2$Linux_X86_64 LibreOffice_project/420m0$Build-2</meta:generator>
    <meta:document-statistic meta:table-count="13" meta:image-count="5" meta:object-count="0" meta:page-count="3" meta:paragraph-count="72" meta:word-count="175" meta:character-count="1669" meta:non-whitespace-character-count="1542"/>
  </office:meta>
</office:document-meta>
</file>